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1a1a1a" style:font-name="DejaVu Sans" fo:font-size="5.55000019073486pt" fo:language="zxx" fo:country="none" style:font-name-asian="DejaVu Sans" style:font-size-asian="5.55000019073486pt" style:language-asian="zxx" style:country-asian="none" style:font-name-complex="DejaVu Sans" style:font-size-complex="5.55000019073486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min</text:p>
          </table:table-cell>
          <table:table-cell table:formula="of:=MIN([.A1:.A3096])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" table:number-matrix-columns-spanned="1" table:number-matrix-rows-spanned="130" table:formula="of:=FREQUENCY([.A1:.A3096]; [.G1:.G12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formula="of:=MAX([.A1:.A3096])" office:value-type="float" office:value="127">
            <text:p>12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average</text:p>
          </table:table-cell>
          <table:table-cell table:formula="of:=AVERAGE([.A1:.A3096])" office:value-type="float" office:value="62.4186046511628">
            <text:p>62.4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table:formula="of:=STDEV([.A1:.A3096])" office:value-type="float" office:value="37.2509521660444">
            <text:p>37.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>
            <draw:frame table:end-cell-address="Sheet1.Y40" table:end-x="0.3358in" table:end-y="0.0209in" draw:z-index="1" draw:style-name="gr1" svg:width="13.1291in" svg:height="6.3551in" svg:x="0.5421in" svg:y="0.0417in">
              <draw:object draw:notify-on-update-of-ranges="Sheet1.G1:Sheet1.G131 Sheet1.H1:Sheet1.H1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number-columns-repeated="2"/>
          <table:table-cell>
            <draw:frame table:end-cell-address="Sheet1.S64" table:end-x="0.0976in" table:end-y="0.0626in" draw:z-index="0" draw:style-name="gr1" svg:width="7.1449in" svg:height="3.9484in" svg:x="0.065in" svg:y="0.0106in">
              <draw:object draw:notify-on-update-of-ranges="Sheet1.A1:Sheet1.A30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office:value-type="float" office:value="88">
            <text:p>8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  <table:table-cell office:value-type="float" office:value="117">
            <text:p>11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124">
            <text:p>1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</table:table>
      <table:table table:name="Sheet1_2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min</text:p>
          </table:table-cell>
          <table:table-cell table:formula="of:=MIN([.A1:.A3096])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" table:number-matrix-columns-spanned="1" table:number-matrix-rows-spanned="130" table:formula="of:=FREQUENCY([.A1:.A3096]; [.G1:.G129])" office:value-type="float" office:value="0">
            <text:p>0</text:p>
          </table:table-cell>
          <table:table-cell>
            <draw:frame table:end-cell-address="Sheet1_2.AA38" table:end-x="0.3362in" table:end-y="0.1146in" draw:z-index="0" draw:style-name="gr1" svg:width="16.2953in" svg:height="6.626in" svg:x="0.0433in" svg:y="0.0417in">
              <draw:object draw:notify-on-update-of-ranges="Sheet1_2.G1:Sheet1_2.G131 Sheet1_2.H1:Sheet1_2.H1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  <table:table-cell table:formula="of:=MAX([.A1:.A3096])" office:value-type="float" office:value="127">
            <text:p>12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average</text:p>
          </table:table-cell>
          <table:table-cell table:formula="of:=AVERAGE([.A1:.A3096])" office:value-type="float" office:value="64.624">
            <text:p>64.6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STDEV([.A1:.A3096])" office:value-type="float" office:value="36.7084521714043">
            <text:p>36.7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number-columns-repeated="3"/>
          <table:table-cell>
            <draw:frame table:end-cell-address="Sheet1_2.AB66" table:end-x="0.0972in" table:end-y="0.0835in" draw:z-index="1" draw:style-name="gr1" svg:width="14.235in" svg:height="5.1571in" svg:x="0.0866in" svg:y="0.0626in">
              <draw:object draw:notify-on-update-of-ranges="Sheet1_2.A1:Sheet1_2.A300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113">
            <text:p>113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office:value-type="float" office:value="127">
            <text:p>127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0/13/2010</text:date>, <text:time>16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Purcaro</meta:initial-creator>
    <meta:creation-date>2010-10-13T16:03:50</meta:creation-date>
    <dc:date>2010-10-13T16:35:37</dc:date>
    <dc:creator>Michael Purcaro</dc:creator>
    <meta:editing-duration>PT00H12M42S</meta:editing-duration>
    <meta:editing-cycles>3</meta:editing-cycles>
    <meta:generator>OpenOffice.org/3.1$Unix OpenOffice.org_project/310m19$Build-9420</meta:generator>
    <meta:document-statistic meta:table-count="2" meta:cell-count="66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149cm" svg:height="10.03cm" chart:class="chart:scatter" chart:style-name="ch1">
        <chart:legend chart:legend-position="end" svg:x="15.893cm" svg:y="4.733cm" chart:style-name="ch2"/>
        <chart:plot-area chart:style-name="ch3" table:cell-range-address="Sheet1.A1:Sheet1.A3096" svg:x="0.362cm" svg:y="0.2cm" svg:width="15.17cm" svg:height="9.4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096" chart:class="chart:scatter">
            <chart:data-point chart:repeated="30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 text:id="Sheet1.A1:Sheet1.A3096">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3.349cm" svg:height="16.143cm" chart:class="chart:line" chart:style-name="ch1">
        <chart:legend chart:legend-position="end" svg:x="30.763cm" svg:y="7.789cm" chart:style-name="ch2"/>
        <chart:plot-area chart:style-name="ch3" table:cell-range-address="Sheet1.G1:Sheet1.H131" chart:data-source-has-labels="column" svg:x="0.666cm" svg:y="0.322cm" svg:width="29.432cm" svg:height="15.177cm">
          <chart:axis chart:dimension="x" chart:name="primary-x" chart:style-name="ch4">
            <chart:categories table:cell-range-address="Sheet1.G1:Sheet1.G1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131" chart:class="chart:line"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Sheet1.G1:Sheet1.G131">0</text:p>
              </table:table-cell>
              <table:table-cell office:value-type="float" office:value="23">
                <text:p text:id="Sheet1.H1:Sheet1.H131">2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6.158cm" svg:height="13.1cm" chart:class="chart:scatter" chart:style-name="ch1">
        <chart:legend chart:legend-position="end" svg:x="33.541cm" svg:y="6.268cm" chart:style-name="ch2"/>
        <chart:plot-area chart:style-name="ch3" table:cell-range-address="Sheet1_2.A1:Sheet1_2.A3000" svg:x="0.723cm" svg:y="0.262cm" svg:width="32.096cm" svg:height="12.31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A1:Sheet1_2.A3000" chart:class="chart:scatter">
            <chart:data-point chart:repeated="3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">
                <text:p text:id="Sheet1_2.A1:Sheet1_2.A3000">1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41.391cm" svg:height="16.831cm" chart:class="chart:scatter" chart:style-name="ch1">
        <chart:legend chart:legend-position="end" svg:x="38.644cm" svg:y="8.133cm" chart:style-name="ch2"/>
        <chart:plot-area chart:style-name="ch3" table:cell-range-address="Sheet1_2.G1:Sheet1_2.H131" chart:data-source-has-labels="column" svg:x="4.399cm" svg:y="1.007cm" svg:width="36.99cm" svg:height="15.822cm">
          <chart:axis chart:dimension="x" chart:name="primary-x" chart:style-name="ch4">
            <chart:categories table:cell-range-address="Sheet1_2.G1:Sheet1_2.G1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H1:Sheet1_2.H131" chart:class="chart:scatter"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Sheet1_2.G1:Sheet1_2.G131">0</text:p>
              </table:table-cell>
              <table:table-cell office:value-type="float" office:value="0">
                <text:p text:id="Sheet1_2.H1:Sheet1_2.H13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